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1697b2" officeooo:paragraph-rsid="001697b2" style:font-size-asian="16pt" style:font-size-complex="16pt"/>
    </style:style>
    <style:style style:name="P4" style:family="paragraph" style:parent-style-name="Standard">
      <style:text-properties fo:font-size="16pt" officeooo:rsid="00177cfa" officeooo:paragraph-rsid="00177cfa" style:font-size-asian="16pt" style:font-size-complex="16pt"/>
    </style:style>
    <style:style style:name="T1" style:family="text">
      <style:text-properties officeooo:rsid="00177cfa"/>
    </style:style>
    <style:style style:name="T2" style:family="text">
      <style:text-properties officeooo:rsid="00189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bts:</text:p>
      <text:p text:style-name="Standard"/>
      <text:p text:style-name="Standard"/>
      <text:p text:style-name="P2">1) How supervisor is going to retain forgotten password?</text:p>
      <text:p text:style-name="P2">2) What will be the email of supervisor?</text:p>
      <text:p text:style-name="P3">3) One person will be allowted with one task or multiple task?</text:p>
      <text:p text:style-name="P3"><text:tab/>- If multiple task, will it be allowted before complition of current task <text:tab/> <text:s text:c="2"/>or after that?</text:p>
      <text:p text:style-name="P3">4) <text:span text:style-name="T1">HowShould we save image?</text:span></text:p>
      <text:p text:style-name="P3"><text:tab/>- <text:span text:style-name="T1">Save the image in a folder at server and the path of image in <text:s text:c="3"/><text:tab/> <text:tab/> <text:s text:c="2"/>database.</text:span></text:p>
      <text:p text:style-name="P3"><text:tab/>- <text:span text:style-name="T1">Convert image in binary and save it to data base.</text:span></text:p>
      <text:p text:style-name="P4">5) 4.b.</text:p>
      <text:p text:style-name="P4">6)<text:span text:style-name="T2">What should be there at landing pag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7:48:29.387682838</meta:creation-date>
    <dc:date>2020-07-09T18:07:05.210260613</dc:date>
    <meta:editing-duration>PT8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7" meta:character-count="466" meta:non-whitespace-character-count="373"/>
  </office:meta>
</office:document-meta>
</file>